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4.6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6.0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6.0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6.0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6.0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7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7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7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7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7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7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7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7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8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8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10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99cm" svg:height="1.532cm" svg:x="2.8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11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11.7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7:40:22.157449051</dc:date>
    <dc:creator>elucterio </dc:creator>
    <meta:editing-duration>PT6M52S</meta:editing-duration>
    <meta:editing-cycles>2</meta:editing-cycles>
    <meta:generator>LibreOffice/4.2.8.2$Linux_X86_64 LibreOffice_project/420m0$Build-2</meta:generator>
    <meta:document-statistic meta:object-count="74"/>
  </office:meta>
</office:document-meta>
</file>